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Fonts/Font_Lucida_Sans_1.ttf" manifest:media-type="application/x-font-ttf"/>
  <manifest:file-entry manifest:full-path="Fonts/Font_Lucida_Sans_2.ttf" manifest:media-type="application/x-font-ttf"/>
  <manifest:file-entry manifest:full-path="Fonts/Font_Lucida_Sans_3.ttf" manifest:media-type="application/x-font-ttf"/>
  <manifest:file-entry manifest:full-path="Fonts/Font_UnifontExMono_1.ttf" manifest:media-type="application/x-font-ttf"/>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normal" loext:font-weight="bold">
          <svg:font-face-format svg:string="truetype"/>
        </svg:font-face-uri>
        <svg:font-face-uri xlink:href="Fonts/Font_Lucida_Sans_3.ttf" xlink:type="simple" loext:font-style="italic" loext:font-weight="normal">
          <svg:font-face-format svg:string="truetype"/>
        </svg:font-face-uri>
      </svg:font-face-src>
    </style:font-face>
    <style:font-face style:name="Lucida Sans1" svg:font-family="'Lucida Sans'" style:font-family-generic="system" style:font-pitch="variable"/>
    <style:font-face style:name="UnifontExMono" svg:font-family="UnifontExMono">
      <svg:font-face-src>
        <svg:font-face-uri xlink:href="Fonts/Font_UnifontExMono_1.ttf" xlink:type="simple" loext:font-style="normal" loext:font-weight="normal">
          <svg:font-face-format svg:string="truetype"/>
        </svg:font-face-uri>
      </svg:font-face-src>
    </style:font-face>
  </office:font-face-decls>
  <office:automatic-styles>
    <style:style style:name="P1" style:family="paragraph" style:parent-style-name="Standard">
      <style:text-properties fo:font-size="12pt" officeooo:rsid="00099ca3" officeooo:paragraph-rsid="00099ca3" style:font-size-asian="12pt" style:font-size-complex="12pt"/>
    </style:style>
    <style:style style:name="P2" style:family="paragraph" style:parent-style-name="Standard">
      <style:text-properties style:font-name="UnifontExMono" fo:font-size="12pt" officeooo:rsid="000d21b2" officeooo:paragraph-rsid="000d21b2" style:font-name-asian="UnifontExMono" style:font-size-asian="12pt" style:font-name-complex="UnifontExMono" style:font-size-complex="12pt"/>
    </style:style>
    <style:style style:name="P3" style:family="paragraph" style:parent-style-name="Standard">
      <style:text-properties style:font-name="UnifontExMono" fo:font-size="12pt" officeooo:rsid="00099ca3" officeooo:paragraph-rsid="00099ca3" style:font-name-asian="UnifontExMono" style:font-size-asian="12pt" style:font-name-complex="UnifontExMono" style:font-size-complex="12pt"/>
    </style:style>
    <style:style style:name="P4" style:family="paragraph" style:parent-style-name="Standard">
      <style:text-properties style:font-name="UnifontExMono" fo:font-size="12pt" officeooo:rsid="000a9357" officeooo:paragraph-rsid="00099ca3" style:font-name-asian="UnifontExMono" style:font-size-asian="12pt" style:font-name-complex="UnifontExMono" style:font-size-complex="12pt"/>
    </style:style>
    <style:style style:name="T1" style:family="text">
      <style:text-properties style:font-name="UnifontExMono" style:font-name-asian="UnifontExMono" style:font-name-complex="UnifontExMono"/>
    </style:style>
    <style:style style:name="T2" style:family="text">
      <style:text-properties style:font-name="UnifontExMono" officeooo:rsid="000a9357" style:font-name-asian="UnifontExMono" style:font-name-complex="UnifontExMono"/>
    </style:style>
    <style:style style:name="T3" style:family="text">
      <style:text-properties style:font-name="UnifontExMono" officeooo:rsid="000be0eb" style:font-name-asian="UnifontExMono" style:font-name-complex="UnifontExMono"/>
    </style:style>
    <style:style style:name="T4" style:family="text">
      <style:text-properties style:font-name="UnifontExMono" officeooo:rsid="000d80ae" style:font-name-asian="UnifontExMono" style:font-name-complex="UnifontExMono"/>
    </style:style>
    <style:style style:name="T5" style:family="text">
      <style:text-properties style:font-name="UnifontExMono" officeooo:rsid="000d9013" style:font-name-asian="UnifontExMono" style:font-name-complex="UnifontExMono"/>
    </style:style>
    <style:style style:name="T6" style:family="text">
      <style:text-properties style:font-name="UnifontExMono" officeooo:rsid="000e4cd5" style:font-name-asian="UnifontExMono" style:font-name-complex="UnifontExMono"/>
    </style:style>
    <style:style style:name="T7" style:family="text">
      <style:text-properties style:font-name="UnifontExMono" officeooo:rsid="000fbce4" style:font-name-asian="UnifontExMono" style:font-name-complex="UnifontExMono"/>
    </style:style>
    <style:style style:name="T8" style:family="text">
      <style:text-properties style:font-name="UnifontExMono" officeooo:rsid="00108dfe" style:font-name-asian="UnifontExMono" style:font-name-complex="UnifontEx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DI On Mars – A Fanfic of 🙶The Martian🙷</text:p>
      <text:p text:style-name="P1"><text:span text:style-name="T1"/></text:p>
      <text:p text:style-name="P3">Vinkat Kapoor-</text:p>
      <text:p text:style-name="P1"><text:span text:style-name="T1"/></text:p>
      <text:p text:style-name="P3">…“The data transfer rate just isn’t good enough for the size of music files, even in compressed formats.” So your request for anything but disco is denied. </text:p>
      <text:p text:style-name="P1"><text:span text:style-name="T1"/></text:p>
      <text:p text:style-name="P3">Mark Watney-</text:p>
      <text:p text:style-name="P3">“What files *can* you send?”</text:p>
      <text:p text:style-name="P1"><text:span text:style-name="T1"/></text:p>
      <text:p text:style-name="P3">Vinkat- “We’ve got enough bandwidth to send text. That’s about all. Pictures take a long time.”</text:p>
      <text:p text:style-name="P1"><text:span text:style-name="T1"/></text:p>
      <text:p text:style-name="P3">Mark- “What if we used a binary-to-text encoding and heavy compression? It can’t be our alphabet, 6 bits per ASCII character just isn’t enough. But seeing as we are able to send pictures, we know the communication channel is 8-bit clean. What if we use Unicode to fit more data per character?”</text:p>
      <text:p text:style-name="P3"><text:line-break/>Vinkat- “How much?”</text:p>
      <text:p text:style-name="P1"><text:span text:style-name="T1"/></text:p>
      <text:p text:style-name="P1"><text:span text:style-name="T1">Mark- “Here’s what I’m thinking: we store 15 bits of data per 16-bit character, </text:span><text:span text:style-name="T3">assuming no compression (it will ultimately be there)</text:span><text:span text:style-name="T1">. We’re linked to the Chinese, and they don’t use single-byte characters. In fact, they don’t like UTF-8 due to it increasing the size of their text. If we use UTF-16 </text:span><text:span text:style-name="T4">(which, to grossly oversimplify, is basically pairs of bytes, though later on it grew)</text:span><text:span text:style-name="T1"> with Han characters and Hangul, we can easily fit 15 bits of data per 16-bit character without disrupting our feed.”</text:span></text:p>
      <text:p text:style-name="P1"><text:span text:style-name="T1"/></text:p>
      <text:p text:style-name="P3">Vinkat- “Sure, but this effort also depends on compression. It needs to be strong yet usable on the Pathfinder’s 1990s hardware if needed. Ideally, we’d like to send the program over as text, fully-functional. Sending over anything compiled wouldn’t be ideal.”</text:p>
      <text:p text:style-name="P1"><text:span text:style-name="T1"/></text:p>
      <text:p text:style-name="P1"><text:span text:style-name="T1">Mark- “I know this might sound silly </text:span><text:span text:style-name="T8">(especially given me being a botanist)</text:span><text:span text:style-name="T1">, but what if the program was written in JavaScript? We already have e-mail access, and people on the ISS used to post their pictures on an old platform known as Reddit, so what if the compression program was written as a single-file piece of web code, and sent over as </text:span><text:span text:style-name="T5">text</text:span><text:span text:style-name="T1">, then saved to a file, and ran as HTML via a rename?”</text:span></text:p>
      <text:p text:style-name="P1"><text:span text:style-name="T1"/></text:p>
      <text:p text:style-name="P1"><text:span text:style-name="T1">Vinkat- “That may work. Browser RAM is limited though, so we can’t exactly use any algorithm with a large dictionary size </text:span><text:span text:style-name="T6">like LZMA</text:span><text:span text:style-name="T7">2</text:span><text:span text:style-name="T1">. BUT, since this IS a 1990s protocol we are using, using an efficient 1990s compression technique known as the Burrows-Wheeler Transform may work.”</text:span></text:p>
      <text:p text:style-name="P1"><text:span text:style-name="T1"/></text:p>
      <text:p text:style-name="P3">Mark- “I don’t take it that NASA would want to write an entirely-new program from scratch just to entertain a stranded astronaut?”</text:p>
      <text:p text:style-name="P1"><text:span text:style-name="T1"/></text:p>
      <text:p text:style-name="P3">Vinkat- “Correct. That being said, someone has likely already written a compression program that fits the bill. Let me search through some internet archives.”</text:p>
      <text:p text:style-name="P1"><text:span text:style-name="T1"/></text:p>
      <text:p text:style-name="P3">Mark- “I also take it that sending over CD-quality audio would be a problem, even with this.”</text:p>
      <text:p text:style-name="P1"><text:soft-page-break/><text:span text:style-name="T1"/></text:p>
      <text:p text:style-name="P1"><text:span text:style-name="T1">Vinkat- “Correct. After some research during the communication delay, we’ve found a program from 2019 written by a then-17yo, known as BWTC32Key. We’re sending it to you. After that, we’re sending over some MIDI music files, which compress wonderfully with this program. Also, MIDI, as ancient as it is, is supported by our 1996-era components of our system. Hopefully you like hearing 1990s tunes! </text:span><text:span text:style-name="T2">That said, here’s a 2021 MIDI tune that isn’t too complex, and is long, and is a good test:</text:span><text:span text:style-name="T1">”</text:span></text:p>
      <text:p text:style-name="P1"><text:span text:style-name="T1"/></text:p>
      <text:p text:style-name="P3">-----BEGIN BWTC32Key TRANSMISSION-----</text:p>
      <text:p text:style-name="P1"><text:span text:style-name="T1">䴀酯靉빱湝另㚦肧隶臿棜㯮뀓媈吸뛋槎䨑㼫䚀釻䌁楃蠰叻듑扛櫙蒔則㵶练墙罶돓糫囡갬鯆㠭빶佹墀讬嗰餝縌绷屦뚦秎崝雀㜫뿴빙㰉괘릍兘洔汛䭥篡巫褖玞哦饞罘㓾値㯃瓰殝䕵㡸揭딬壼憂苲柹곹㚈珡㤭貊轼饷錘愡䇞紺㮢芦費臆喠錺䙊猉蚶叓儴㹯麨傳몤礕妅欙亦뮻㼊蠴护䗪鰪馇洫衺赒鵞緟蕇籞䢝㗽괒뇤쇮샒柏潿敫鳘嶙鴳柿㦷呾撍蜾铟溓뎲燥镴籒砸皁槗侜縻早镉钾槧橲鄕䠲砝囝腒㘐襃絵䣝룋炕浖纻㑥䏳껾塋늞甂茕㹳䭧뵸畝樟焢뤒腅㧾㡖嵊突涪듊昊骾辭冈嚧머匯秎䯪쀬迯瀹牪暅럥䲨蟒懸郩粨勦䧽辬䠐뙢듵뵆䑶礉蘒뱛墵蟈赾韥䡧狴渴샾䊠憛멾灱燸돂깅䌂㶮镰琍凕鍼壁娲띜仉毜䋒䮸䁠鍨닖號儂鱻鹦蔦橞䀋鑕湖甏緯萱래儤삖焩鲶餎늙樅惂熜码걤떣밦蕹茢斍谫딒띄㬰嘣淙㬪냄煸鬑䉸䩡럈䜊떏봾鈢禇䗅鮘憊毿羋蔌夎偦采喍純邠癪漩懰䓢柮뚠醕㜒삹㒰眇擗朌涐鍘㼎麇喢铠遐唁詎躉닥啑亵㖤脚뱺纋靸灸㥹濐榿桸蹈搕굓멧丝訪澛㷦飇氍秊䥳䟣㝷棪簉暕鴧䖃䥺銚跦氶鞜趛㰸뿭뼵彈됤髰䮸幌䛚毒㝌㿇㼃纔靊䣉贽몙䃀䔛淅狋릎捸踱廍秔䬍緙纋徘몧晽胳㴠嗗栒圛嬔鱦孍剤腋孥秨䘾냦壥뽵呠꾘丗랴堮籚飤䮫賫䑴螔僯䀉妁꼬䇂궈먵铒洟鮥벴苯뤵遧竦石곥狑덹뷌䑠㢓艍沗㤧髤뫂倌煞꽮깨詖偌꿔䍘뙎鋞䤲媗볫蓦䐌礅㞅䭝聝艾㬸蕄䋌靕霘鴕楬鬧㽶詈哾瓗달莯伙쀢脳级帰䞕尦덋뙅猁鵕섲똖電志峦洤㨒㢀崒諹믱怖潘砱둺螩曚槾縘膅넨䕉䱤髬燩跬鈌読藐蕛㬔䠑垐㯍귰垣褻넛塵硇僖釃镄党鄴朤糮䑻璮缬뵅뺭䥶䟍笒蜠骬듬䰠傍鋠骨灩泧灏殜侃뤰畻벐譢覬䮛넌㸋櫺뀠䲩橪빷㑐睨럮蚒獖샘㴗凥룐㩡趌诎爰뽍谯烄鐇䦌漓鍰貀鋭満䈥槇䜸糃蜝굶鲹搢䚓嘎뒡庵礵鰸뜶㩻镼蛑楻脌삷먳樯糌幗䕑놋斮陖秮耛銖䭨붨堓餆謆随歃懞灺纃눑鑊囉멼氍嚘洇䔴뽟忇肏栔뼥䣝鸮猑棭酣봦瞿䡡麈獞刈贗蒧鬃㣄㣦몷똰䜂汷衷斦琰铠딀瓒越苦厡㻝뱌庌뱡㯣똕濎笖糠筼实帚㟿介㳉䳤轆僭쁈뭂㮋嘟湗겎鲜鎣帄䐷䭆륨猂䳐诱礃轒絴勷磗菨疃蔬廜끚䀐뱩볘뵆䕏韅酦䂅湷䕝儙覔蹗뻠嵶継㽹삵삠梽烖䬽㦤霳茸俌縐뿈끎磕輭밂럘瞦䥤㗁㼖爫嬩镗궂娶뭵鷅憸蘇洍醒噛邏衹㰸縅瘫魺㕸婕藒䘫霠㱘耏舒匡摏꾜㛾䳊拝돠祚劬邠끒솳师鏽彋㤹嬫蠂덄枂뛇䌤伔瀤夁㪻䅘髅䌓爏瘜㗒띒䐻纛鬣雉糒뎠뻂딩蓊䳯潙銋桄뻁봇胕鱼糦渄䯓蓡꽟杖䟴럎竊巼鞄呪閉錼刏仢掰戎奦번搢乖䟛矩鞇鳾蹨蘭䘍䂕㯂㳟鍙閖븚궁뺂碛烶㝝雝띟㲌냯缥㢀鏋늈书軬嫋蕔湪髱뉙囃礦雌绱벺爐璴藡遛밈砖菅軐䩸虃洳㔕㬙瑿䲿莭璷蛴뽱捕痱搻昣䘞鄠䟬뱳润梷諫縓萞넂瀀踟뤩学趪냨仓珩驲뺣괍䁏砒鉣稽黮秿豄䎺㻰湢訓捭槿䣬똸뮧閣瞘捥觳㧅楺㾝第唌뮪搄뚃䚾誨㴓麴㭑䃤诀骉巧濁荸뺦몆槀便焹뱋綬溲㘪誙嘫靀뢴败䗘멥癔蒍槖廵鏪䋛襶㰠瘅뮩惕柉炴爴㧹댌锟䕜湖腴訧㢽붼㙖롉胄됋覀鞕걄奛렧뜵뮷떟鞟枋㠠鷌稺륗潅士듏䭎䯄蟘儿꺮糚谷聢潺均锗餺爲鍟煠轇檃犍䠊竗误㠖꾀剗帍隓墠曕藣琠䛬똛洠쀏鴠覞喋涗㘍礧秓覸궷骎铻免欮讥偃秕뗂傲魁矒浂詃漏窮沢獟沒鸚筣鸽鳃朽癅薎넊鵝浠嗩솮達轩朊鋢獤䢼믧鮉銠䳄要䳘菀배堜迅댔訡繡꺕虲楥炒擉䔘嘽羔騣㠃鮘帢렿膌錡酀橺久㤜鍔媟间箳뜱垔顟搶秅妥㐢뱰䁽槮涒氹嚜鱂織逮㟃衁䞻䌢枷镦洺䆣皡袊亞顏賅絧亜빘黣督딍鱋鎳洄萏꼒桱㸯곩䧑釀銦磗饨䕆㺫曁蟛疹䧥搢늉䒈鍟聎嘮衫㡎倧盛芒둟샊鐚媊擴酑姮蚣㭋鯧㪽稿臗髆掉걑䓍㞚㺊囓嗻厄격뽾弫磋囑则㪁䨱蝔像覛䟞僡舙竝㙲㛀讲忊珆释罖蛲閊볪藥銥忥弑䥌䁳鞱䙺薦炑䫏롼哅㑆烣藫猺䇨崘醞爓橂䐻䁕魅뵓赊뤾暊黙塦갑案嵋帡과릶疽鯇涖衣谻뗀返䆍眪㳟蕋솝扽胴鹍乷剷嶎芟骅鎂둱넉㜙砤㟉迂捂幖蔨遚鯓㳇갇샟驋녈暈樕岷蘓䎥沎㒒繥慽뺝䀟䙴䎨嫷뺔㾹窄脣燧釯굵䝀帰仍賙滾돖㔏绷仯筰晊泷蠆乹问瘝겎蘭喼驟닸飥厇嗣珛㞞䙯噞鸧犈咹筠聎뮾筚覻㞻곞斝臯櫩솰婫뿘啄亴繦뻻쀓即圩錗迩禉鎓宿륧法娕뿮뿣恇竌㲁샄續漼獴낞頲둛愅谉鳾䳿燭䚒㷦뷚돥箃誓确钽㭧눋擮恞鹀䊖檳䟡躨㻸箒뉆艤阘砇䲚汋㭙阍圍䑁脍릴罄묐效궕蕏㽂歲駘哯鎺蘖咉䝗䆙㷡奨弉먀羅疪玶긣匙㘂䣜솢撜鈣鸕攱뗣寋㐂뫲鐦迸鞚뒷뀓膣疵繿訊돂有澋깑䣲䝡丞宍周麰屣躌爳㱷䇒暓뭙狥竏貳렉偺鐮멟鲆㻎異䈻諲茭㢹濯㠇圃篞讋쇦蜝飉䓎镙蠄账劖㞵蚀됩畩鐮猥봂䞈蝡꽢畀椎몶皺刁딭먡圍뫲뢾屰㞢뫳析仅糌闢謜鎔덑䐐秀䘶奯䥅倾婒鯸䥬㸪镈꺆埩埅锇趽繾嬒㪏珈歗鷤䅽裾갅魯颕뵵뒴䨃瀷鋪塠椋叚箴瘇怼麥㠯쁸舶䍁鳗븵㡡鐂沉䊈豨㙠愩밿驋煥葇嵩敫垣䮔릺酂㝄鞞晵㯵趟䠂痱氐勋岻뵳凭刔릁醢暓缭埌瑳骍鴱봮變䑫䗱鱌剀熸뼟黩鷉蝹賕鮵夎䜉緿吶覿䚈㻃臓随䈕덌뭃咯䢁묜糅夽鹡鴨䕳偺娑誗뉺</text:span><text:soft-page-break/><text:span text:style-name="T1">癅괦濐挀兒漢軫䮟朢零䁜邷秐猫啷觀涺돫똠戭錕䁌侽㽥簷悫坩뤥侄镊徏伡繨栟䞳䓀悩㸜凮㷛刱韋苿腪襪軀厩眴偬蚬䦠봊뗫糧㒟㤦빉룃焰兟㾨녌耓膝꼅솦릀䅪론鵶躧謉嵙㕮甽镟穎揯喪딸诽㣅膋躿郡筩䑛乴哆蕊砛裱馜櫅拋簇羾萡躑㘟㕡䖝䒇薾矛杆蚇渙糚槼둂甪俊颤䩈蔉漰瘊籚勉걕뚯毯簩孞㕦癓㓏鎭랧㺚拝㳡饮屛薜翇뎹鮣垡钂댼늯븺䅍駼檑䍎殧㗌馫簄曔걏砗궙끬딦꿄檤歪惃絹攩藰꺝뤊瓻泏뙹爑㞆뉣玱駢縛肐搆耸隅宩兜官髍腢뢼錿꿉散飯隖羲熺觴矸室駢던䨙薐玃㘚瞪牁砗䑕険搹멕牶主凊帧筬彲皀唥欎椝澈堺趈뭁梮脈洫熹꾠䲰諰䚡詄䆨鈁垀롴䟜䰺泟挝匩沎㱊䀀먮騁外䢘嵽䏈雌嶝懀綣韹夦荑筸縞꿱諨啶놈珀饼醫䎴駡瘡膦珪繛鶖壾墫覷饎㞟马虾睮飪坖샱乮駬僥杳诨䪌䫞稦㟧꺡덇䡼椫寉在鸛潈㵳刘翡뼬腍봍爪뼻犠輣瑂몂紋婈끚旣櫇市厁䔘憛蝱㡕䆈信봜䂥끹㽸頌敗尕矜䗋萬섣耬瑶墷㨍夹遏뾞淕鋥뀝냢갲濓愞䋏錞陿絟襊궊䏱鞣斮䂳㔽砩㽥䃫鑍쇣鄒㑼꾃墆遲贽轛谝礶䣁㝭腂㾼㫖涎㴩䯈噻畦鄒뫏괃泂뽤輳矰爅뻊䣠亂啻㻍臅䡽乡럮悃䔥㩅筧궩諳矜彭虎髐德긖憄犊鸽驐耳晕嶷䄍稟곞䬖㼲镥뺠䳃硐㷷磝鮢桹疺麜杌䛖밪刋攵㕰㰩枅䕥癮䅇怂忭匁竛㬰㴤澙䆄겇燊頵烍䎽㘼㔒芳誕激胴䣑簲碳돗摤餆婥斛胡碴䒳鮚餲㖞럎燒促臊굗䱺㛈笶䪬솷鉐멼瑿歆栌嬻蘛譏鐟䟛밼钢鏿仢擡癍뱍遍㳇撝䋝豰蛏部冭㒅白붣凊啳䖨硘嶘勅掀犙较钋戠븻㼷䫥塎向䠀奮藳빺䒌경洧垞䳠덋蟨蚄彑诪猙簱㭚燅琋滢余僖爡鎁桹쀚禗껖輘巋鎚喽䃮볾됏䦫뭙筫歭廣㔤淇뜺蜯逼㞤漰谴괢菀됢虩傟翭悁䫋넋㺭山鬊䬺輦晔뜇贷眉粅뻯瓏衭厚蹓怂뒘㛈輌낉䈖蟤掻蠶媖羜䙐䉹끚䋆溃墻唈盕杭凇資㤟붔㜳䕵呓萏䗤韷宒䂅柯缚耦㺁肝鬴碛湈玼샸䥟罯鬶伽硵䆂鵊泍亴飲胫鬴䮑沗戤閿旒訹㭫錥뼓뛿纕綬豀裍솾礒惏讽匤鵄唋黅鑈寢偱敗凚篎旻굸韃섎谭澭嚦㶸延蒖揖牘묻㸣德韀笀䯍끷汗䬡羝譎礧뜭巣菧哩纶築䅯䏠覦嫘礲蓹䥹舼偄딉돡太솿㣝錭剬立贏茓㤃鯵茅湰鈤粅鲚褘㒍년栩㔕䀫㮓란䍝崳硃㣮솀玮㕥늸賳簢뙧鉇샴飘㱚薋哞屐恖㷐統与涡㹳綟骚骚扐謬鶯位辯秕㐕瞢㬑黹敍包꽀髵糉놩氢峫骣耊彣셟癃髽湌趵䖤巍㕲䫒溍葞鷉襭㯀猡躥媴紣試寢俸蟮묪鳠恶遭紮㩤趐䫅曝뀂듉霅乊뉥鴶듉雭䓘攒沚畦謾뽐煐鰚䀔㱣鴸鬼귢寨㠚䂺評鈦厐続㕔粏곾㺎㢤柾尒蠈瞗嘰桟纼尼㯻긱卵꼸궿솚蕠緾聝䅓嘕原茺댔嚼袎墄磸咨稰㥤䡓痗覛崆朳㶍룭䎥뀮겪㺔葏宮礅䠽仭懑像㻮岲靭遴뉼뱾旵衪頽䌈塛晠鱖몚괏螥뤮䪻湮覬覆㽗濝㡉軮嘏誄뇴朖䘼靡贻㯌㰲遥꺠徚膳磤僧뇒訌䧚䜅㴲䧯襚癐䥯례郘㦒듫斳枚深簯빶鰷괆掓刓섘朷俒䰥㻏艖䖛㹦뽎鬉뤨䋑芥溍讥戌롮㡐埞胬螒河㥸裥댾䧺祫妜巒晱䩩綶誧棙幖鏁泔䲓禱蕢塈礀㷉阺䙾戒샍㼊눌濪劳歡㜥䝝뫳䐩辚㕦銵䋭蝏鏬䡙㩷褉頒颶嶑㹩蟹陾䛁竣靲縡狰봉녍漫篞蓻无雴㺈蕋盈穦뢒붊剎蟹㐻覓霨疶抉댩欧敊撀覊딕埚룚䖘甁蠉屐䮝炏塥矊䛐䄅䝇殲庭聎㷇㥥䬁㡖샼뭏禫㶞㡥뷥脖佧緃㤾騞鴻뀀鹄랷놠者牰騼詥竦蠗㜽嫽볩綌塯騛㕡藴蛍㬪摿㯤밭乙쁤失尅愁뙏责굤楉悦蘠㻴귤湺嶈偾吂訁莤唓帍䏿麥봢囲躍穢䯘뫉粸渓㐯蹋䠸俣提䎁徏煙卋砱쀠擾磹꾰넇儔㛄㫉릎㡫樒嵐㵪拇訦饽膱拁糬뉉簈㕣犯動뺽㗈圮뀦縱뮛音讇䞮蟯䝺嫢恉䫣끟濖禄掾鹅湞겴隑뎖쁟獧螡鰤攒뵮謥㖁摩倩絓咹杻莾墘䩗㥪䌚誫霼봲掔豌訩㿂坧坵믴軹瘨㭩瞸녁姙胼냚佫띵냁騘監㳏뙋摄뫻鞞匝뱒諿懠뇼嚍尌䁞颙薴嚚멙꼘斔誡臎믪稪贓䯒䋧㢸淤栙돃渫跃癋䢴뙠㹢表㧿嗍畾麳追센噓俚毺漨藊쁋讃뺖䙨䚡洴希幆鯀돳魣鏰魒撒겨뀞㸶郷䙒熠郪扽粗䢣물㔕㮺缿余邐昉囱嬨秣鵟뿸밖㱗붛瞎剕争궎嶷䆔䏽錰捽歩鹼䝓䆄㰒㒞㤾砚鑪豘겟榐㡻걏锁㑀벇鈇娑벇葊稯梃䔽겱埔偭曼벡洀懡뒞眆䒝鎰邐渘臕侇鰆壶뼓矉蓯苶䢖錓蘣쁞밅뤻伣嵪믟榀朥祪菅簶炑뒰椧堋楲뉑瘠茗緊뱉撢懳桗惕讈艩馊鏷麐訥繀瞓章迦䜎㷳黏㻋굑褒掝㬈謠寯鴣勷麌琷鱺厧䘳몎끚㧧蝋炇涙烞暦셰䀓鬂鸂擭耸䈿爮絿楾냲咝坧㜓鞟兿繣刣唻蹢岞襘氦꾤觉뫑楃뤴䩾㵡聎諞蕃燪祔鋏稖룘㛫箨筈䇃㐀䴁</text:span></text:p>
      <text:p text:style-name="P1"><text:span text:style-name="T1"/></text:p>
      <text:p text:style-name="P1"><text:span text:style-name="T1">-----</text:span><text:span text:style-name="T2">END BWTC32Key TRANSMISSION-----</text:span></text:p>
      <text:p text:style-name="P1"><text:span text:style-name="T2"/></text:p>
      <text:p text:style-name="P4">-Vinkat: “Enjoy!”</text:p>
      <text:p text:style-name="P1"><text:span text:style-name="T2"/></text:p>
      <text:p text:style-name="P4">-Mark: 🥳</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UnifontExMono" svg:font-family="UnifontEx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nifontExMono" fo:font-family="UnifontExMono" fo:font-size="14pt" style:font-name-asian="UnifontExMono" style:font-family-asian="UnifontExMono"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UnifontExMono" fo:font-family="UnifontExMono" style:font-name-asian="UnifontExMono" style:font-family-asian="UnifontExMono"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nifontExMono" fo:font-family="UnifontExMono" fo:font-size="12pt" fo:font-style="italic" style:font-name-asian="UnifontExMono" style:font-family-asian="UnifontExMono"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nifontExMono" fo:font-family="UnifontExMono" style:font-name-asian="UnifontExMono" style:font-family-asian="UnifontExMono"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14:59:37.014000000</meta:creation-date>
    <meta:editing-cycles>8</meta:editing-cycles>
    <meta:editing-duration>PT35M27S</meta:editing-duration>
    <dc:date>2024-03-16T21:49:34.765000000</dc:date>
    <meta:generator>LibreOffice/7.6.4.1$Windows_X86_64 LibreOffice_project/e19e193f88cd6c0525a17fb7a176ed8e6a3e2aa1</meta:generator>
    <meta:document-statistic meta:table-count="0" meta:image-count="0" meta:object-count="0" meta:page-count="3" meta:paragraph-count="21" meta:word-count="3750" meta:character-count="6303" meta:non-whitespace-character-count="5800"/>
  </office:meta>
</office:document-meta>
</file>